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in"/>
    </style:style>
    <style:style style:name="T2" style:parent-style-name="DefaultParagraphFont" style:family="text">
      <style:text-properties fo:font-weight="bold" style:font-weight-asian="bold" style:font-weight-complex="bold" fo:font-size="12pt" style:font-size-asian="12pt" style:font-size-complex="12pt"/>
    </style:style>
    <style:style style:name="T3" style:parent-style-name="DefaultParagraphFont" style:family="text">
      <style:text-properties fo:font-weight="bold" style:font-weight-asian="bold" style:font-weight-complex="bold" fo:font-size="12pt" style:font-size-asian="12pt" style:font-size-complex="12pt"/>
    </style:style>
    <style:style style:name="T4" style:parent-style-name="DefaultParagraphFont" style:family="text">
      <style:text-properties fo:font-weight="bold" style:font-weight-asian="bold" style:font-weight-complex="bold" fo:font-size="12pt" style:font-size-asian="12pt" style:font-size-complex="12pt"/>
    </style:style>
    <style:style style:name="T5" style:parent-style-name="DefaultParagraphFont" style:family="text">
      <style:text-properties fo:font-weight="bold" style:font-weight-asian="bold" style:font-weight-complex="bold" fo:font-size="12pt" style:font-size-asian="12pt" style:font-size-complex="12pt"/>
    </style:style>
    <style:style style:name="T6" style:parent-style-name="DefaultParagraphFont" style:family="text">
      <style:text-properties fo:font-weight="bold" style:font-weight-asian="bold" style:font-weight-complex="bold" fo:font-size="12pt" style:font-size-asian="12pt" style:font-size-complex="12pt"/>
    </style:style>
    <style:style style:name="T7" style:parent-style-name="DefaultParagraphFont" style:family="text">
      <style:text-properties fo:font-weight="bold" style:font-weight-asian="bold" style:font-weight-complex="bold" fo:font-size="12pt" style:font-size-asian="12pt" style:font-size-complex="12pt"/>
    </style:style>
    <style:style style:name="T8" style:parent-style-name="DefaultParagraphFont" style:family="text">
      <style:text-properties fo:font-weight="bold" style:font-weight-asian="bold" style:font-weight-complex="bold" fo:font-size="12pt" style:font-size-asian="12pt" style:font-size-complex="12pt"/>
    </style:style>
    <style:style style:name="T9" style:parent-style-name="DefaultParagraphFont" style:family="text">
      <style:text-properties fo:font-weight="bold" style:font-weight-asian="bold" style:font-weight-complex="bold" fo:font-size="12pt" style:font-size-asian="12pt" style:font-size-complex="12pt"/>
    </style:style>
    <style:style style:name="T1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2" style:parent-style-name="ListParagraph" style:list-style-name="WWNum1" style:family="paragraph"/>
    <style:style style:name="T13" style:parent-style-name="DefaultParagraphFont" style:family="text">
      <style:text-properties style:font-name-asian="Times New Roman" style:language-asian="en" style:country-asian="US"/>
    </style:style>
    <style:style style:name="P14" style:parent-style-name="ListParagraph" style:list-style-name="WWNum1" style:family="paragraph"/>
    <style:style style:name="T15" style:parent-style-name="DefaultParagraphFont" style:family="text">
      <style:text-properties style:font-name-asian="Times New Roman"/>
    </style:style>
    <style:style style:name="T16" style:parent-style-name="Hyperlink" style:family="text">
      <style:text-properties style:font-name-asian="Times New Roman"/>
    </style:style>
    <style:style style:name="T17" style:parent-style-name="DefaultParagraphFont" style:family="text">
      <style:text-properties style:font-name-asian="Times New Roman"/>
    </style:style>
    <style:style style:name="T18" style:parent-style-name="DefaultParagraphFont" style:family="text">
      <style:text-properties style:font-name-asian="Times New Roman"/>
    </style:style>
    <style:style style:name="P19" style:parent-style-name="ListParagraph" style:list-style-name="WWNum1" style:family="paragraph"/>
    <style:style style:name="T20" style:parent-style-name="DefaultParagraphFont" style:family="text">
      <style:text-properties style:font-name-asian="Times New Roman" style:language-asian="en" style:country-asian="US"/>
    </style:style>
    <style:style style:name="T21" style:parent-style-name="DefaultParagraphFont" style:family="text">
      <style:text-properties style:font-name-asian="Times New Roman" style:language-asian="en" style:country-asian="US"/>
    </style:style>
    <style:style style:name="T22" style:parent-style-name="DefaultParagraphFont" style:family="text">
      <style:text-properties style:font-name-asian="Times New Roman" style:language-asian="en" style:country-asian="US"/>
    </style:style>
    <style:style style:name="T23" style:parent-style-name="DefaultParagraphFont" style:family="text">
      <style:text-properties style:font-name-asian="Times New Roman" style:language-asian="en" style:country-asian="US"/>
    </style:style>
    <style:style style:name="P24" style:parent-style-name="ListParagraph" style:list-style-name="WWNum1" style:family="paragraph"/>
    <style:style style:name="T25" style:parent-style-name="DefaultParagraphFont" style:family="text">
      <style:text-properties style:font-name-asian="Times New Roman" style:language-asian="en" style:country-asian="US"/>
    </style:style>
    <style:style style:name="T26" style:parent-style-name="Internetlink" style:family="text">
      <style:text-properties style:font-name-asian="Times New Roman" style:language-asian="en" style:country-asian="US"/>
    </style:style>
    <style:style style:name="T27" style:parent-style-name="DefaultParagraphFont" style:family="text">
      <style:text-properties style:font-name-asian="Times New Roman" style:language-asian="en" style:country-asian="US"/>
    </style:style>
    <style:style style:name="T28" style:parent-style-name="DefaultParagraphFont" style:family="text">
      <style:text-properties style:font-name-asian="Times New Roman" style:language-asian="en" style:country-asian="US"/>
    </style:style>
    <style:style style:name="T29" style:parent-style-name="DefaultParagraphFont" style:family="text">
      <style:text-properties style:font-name-asian="Times New Roman"/>
    </style:style>
    <style:style style:name="T30" style:parent-style-name="DefaultParagraphFont" style:family="text">
      <style:text-properties style:font-name-asian="Times New Roman"/>
    </style:style>
    <style:style style:name="T3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2" style:parent-style-name="ListParagraph" style:list-style-name="WWNum2" style:family="paragraph"/>
    <style:style style:name="T33" style:parent-style-name="DefaultParagraphFont" style:family="text">
      <style:text-properties style:font-name-asian="Times New Roman" style:language-asian="en" style:country-asian="US"/>
    </style:style>
    <style:style style:name="P34" style:parent-style-name="ListParagraph" style:list-style-name="WWNum2" style:family="paragraph"/>
    <style:style style:name="T35" style:parent-style-name="DefaultParagraphFont" style:family="text">
      <style:text-properties style:font-name-asian="Times New Roman" style:language-asian="en" style:country-asian="US"/>
    </style:style>
    <style:style style:name="P36" style:parent-style-name="ListParagraph" style:list-style-name="WWNum2" style:family="paragraph"/>
    <style:style style:name="T37" style:parent-style-name="DefaultParagraphFont" style:family="text">
      <style:text-properties style:font-name-asian="Times New Roman" style:language-asian="en" style:country-asian="US"/>
    </style:style>
    <style:style style:name="P38" style:parent-style-name="ListParagraph" style:list-style-name="WWNum2" style:family="paragraph"/>
    <style:style style:name="T39" style:parent-style-name="DefaultParagraphFont" style:family="text">
      <style:text-properties style:font-name-asian="Times New Roman" fo:language="en" fo:country="US" style:language-asian="en" style:country-asian="US"/>
    </style:style>
    <style:style style:name="T40" style:parent-style-name="DefaultParagraphFont" style:family="text">
      <style:text-properties style:font-name="Courier New" style:font-name-asian="Times New Roman" style:font-name-complex="Courier New" fo:language="en" fo:country="US" style:language-asian="en" style:country-asian="US"/>
    </style:style>
    <style:style style:name="T41" style:parent-style-name="DefaultParagraphFont" style:family="text">
      <style:text-properties style:font-name-asian="Times New Roman" fo:language="en" fo:country="US" style:language-asian="en" style:country-asian="US"/>
    </style:style>
    <style:style style:name="P42" style:parent-style-name="ListParagraph" style:list-style-name="WWNum2" style:family="paragraph"/>
    <style:style style:name="T43" style:parent-style-name="DefaultParagraphFont" style:family="text">
      <style:text-properties style:font-name-asian="Times New Roman" style:language-asian="en" style:country-asian="US"/>
    </style:style>
    <style:style style:name="P44" style:parent-style-name="ListParagraph" style:list-style-name="WWNum2" style:family="paragraph"/>
    <style:style style:name="T45" style:parent-style-name="DefaultParagraphFont" style:family="text">
      <style:text-properties style:font-name-asian="Times New Roman" style:language-asian="en" style:country-asian="US"/>
    </style:style>
    <style:style style:name="P46" style:parent-style-name="ListParagraph" style:list-style-name="WWNum2" style:family="paragraph"/>
    <style:style style:name="T47" style:parent-style-name="DefaultParagraphFont" style:family="text">
      <style:text-properties style:font-name-asian="Times New Roman" style:language-asian="en" style:country-asian="US"/>
    </style:style>
    <style:style style:name="T48" style:parent-style-name="DefaultParagraphFont" style:family="text">
      <style:text-properties style:font-name-asian="Times New Roman" style:language-asian="en" style:country-asian="US"/>
    </style:style>
    <style:style style:name="T49" style:parent-style-name="DefaultParagraphFont" style:family="text">
      <style:text-properties style:font-name-asian="Times New Roman" style:language-asian="en" style:country-asian="US"/>
    </style:style>
    <style:style style:name="T50" style:parent-style-name="DefaultParagraphFont" style:family="text">
      <style:text-properties style:font-name-asian="Times New Roman" style:language-asian="en" style:country-asian="US"/>
    </style:style>
    <style:style style:name="T51" style:parent-style-name="DefaultParagraphFont" style:family="text">
      <style:text-properties style:font-name-asian="Times New Roman" style:language-asian="en" style:country-asian="US"/>
    </style:style>
    <style:style style:name="T52" style:parent-style-name="DefaultParagraphFont" style:family="text">
      <style:text-properties style:font-name="Courier New" style:font-name-asian="Times New Roman" style:language-asian="en" style:country-asian="US"/>
    </style:style>
    <style:style style:name="T53" style:parent-style-name="DefaultParagraphFont" style:family="text">
      <style:text-properties style:font-name-asian="Times New Roman" style:language-asian="en" style:country-asian="US"/>
    </style:style>
    <style:style style:name="T54" style:parent-style-name="DefaultParagraphFont" style:family="text">
      <style:text-properties style:font-name-asian="Times New Roman" style:language-asian="en" style:country-asian="US"/>
    </style:style>
    <style:style style:name="T55" style:parent-style-name="DefaultParagraphFont" style:family="text">
      <style:text-properties style:font-name-asian="Times New Roman" style:language-asian="en" style:country-asian="US"/>
    </style:style>
    <style:style style:name="T56" style:parent-style-name="DefaultParagraphFont" style:family="text">
      <style:text-properties style:font-name-asian="Times New Roman" style:language-asian="en" style:country-asian="US"/>
    </style:style>
    <style:style style:name="T57" style:parent-style-name="DefaultParagraphFont" style:family="text">
      <style:text-properties style:font-name-asian="Times New Roman" style:language-asian="en" style:country-asian="US"/>
    </style:style>
    <style:style style:name="T58" style:parent-style-name="DefaultParagraphFont" style:family="text">
      <style:text-properties style:font-name-asian="Times New Roman" style:language-asian="en" style:country-asian="US"/>
    </style:style>
    <style:style style:name="T59" style:parent-style-name="DefaultParagraphFont" style:family="text">
      <style:text-properties style:font-name-asian="Times New Roman" style:language-asian="en" style:country-asian="US"/>
    </style:style>
    <style:style style:name="T60" style:parent-style-name="DefaultParagraphFont" style:family="text">
      <style:text-properties style:font-name-asian="Times New Roman" style:language-asian="en" style:country-asian="US"/>
    </style:style>
    <style:style style:name="P61" style:parent-style-name="ListParagraph" style:list-style-name="WWNum2" style:family="paragraph"/>
    <style:style style:name="T62" style:parent-style-name="DefaultParagraphFont" style:family="text">
      <style:text-properties style:font-name-asian="Times New Roman" style:language-asian="en" style:country-asian="US"/>
    </style:style>
    <style:style style:name="P63" style:parent-style-name="Standard" style:family="paragraph">
      <style:paragraph-properties fo:break-before="page"/>
    </style:style>
    <style:style style:name="T6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Column66" style:family="table-column">
      <style:table-column-properties style:column-width="6.3in" style:use-optimal-column-width="false"/>
    </style:style>
    <style:style style:name="Table65" style:family="table">
      <style:table-properties style:width="6.3in" fo:margin-left="-0.002in" table:align="left"/>
    </style:style>
    <style:style style:name="TableRow67" style:family="table-row">
      <style:table-row-properties style:use-optimal-row-height="false"/>
    </style:style>
    <style:style style:name="TableCell68" style:family="table-cell">
      <style:table-cell-properties fo:border="0.0069in solid #000000" fo:background-color="#FFFFD7" style:writing-mode="lr-tb" fo:padding-top="0.0381in" fo:padding-left="0.0381in" fo:padding-bottom="0.0381in" fo:padding-right="0.0381in"/>
    </style:style>
    <style:style style:name="P69" style:parent-style-name="TableContents" style:family="paragraph">
      <style:paragraph-properties fo:margin-top="0in" fo:line-height="100%"/>
      <style:text-properties style:font-name="Consolas" fo:font-size="10pt" style:font-size-asian="10pt" style:font-size-complex="10pt"/>
    </style:style>
    <style:style style:name="P70" style:parent-style-name="TableContents" style:family="paragraph">
      <style:paragraph-properties fo:margin-top="0in" fo:line-height="100%"/>
      <style:text-properties style:font-name="Consolas" fo:font-size="10pt" style:font-size-asian="10pt" style:font-size-complex="10pt"/>
    </style:style>
    <style:style style:name="P71" style:parent-style-name="TableContents" style:family="paragraph">
      <style:paragraph-properties fo:margin-top="0in" fo:line-height="100%"/>
      <style:text-properties style:font-name="Consolas" fo:font-size="10pt" style:font-size-asian="10pt" style:font-size-complex="10pt"/>
    </style:style>
    <style:style style:name="P72" style:parent-style-name="TableContents" style:family="paragraph">
      <style:paragraph-properties fo:margin-top="0in" fo:line-height="100%"/>
      <style:text-properties style:font-name="Consolas" fo:font-size="10pt" style:font-size-asian="10pt" style:font-size-complex="10pt"/>
    </style:style>
    <style:style style:name="P73" style:parent-style-name="TableContents" style:family="paragraph">
      <style:paragraph-properties fo:margin-top="0in" fo:line-height="100%"/>
      <style:text-properties style:font-name="Consolas" fo:font-size="10pt" style:font-size-asian="10pt" style:font-size-complex="10pt"/>
    </style:style>
    <style:style style:name="P74" style:parent-style-name="TableContents" style:family="paragraph">
      <style:paragraph-properties fo:margin-top="0in" fo:line-height="100%"/>
      <style:text-properties style:font-name="Consolas" fo:font-size="10pt" style:font-size-asian="10pt" style:font-size-complex="10pt"/>
    </style:style>
    <style:style style:name="P75" style:parent-style-name="TableContents" style:family="paragraph">
      <style:paragraph-properties fo:margin-top="0in" fo:line-height="100%"/>
      <style:text-properties style:font-name="Consolas" fo:font-size="10pt" style:font-size-asian="10pt" style:font-size-complex="10pt"/>
    </style:style>
    <style:style style:name="P76" style:parent-style-name="TableContents" style:family="paragraph">
      <style:paragraph-properties fo:margin-top="0in" fo:line-height="100%"/>
      <style:text-properties style:font-name="Consolas" fo:font-size="10pt" style:font-size-asian="10pt" style:font-size-complex="10pt"/>
    </style:style>
    <style:style style:name="P77" style:parent-style-name="TableContents" style:family="paragraph">
      <style:paragraph-properties fo:margin-top="0in" fo:line-height="100%"/>
      <style:text-properties style:font-name="Consolas" fo:font-size="10pt" style:font-size-asian="10pt" style:font-size-complex="10pt"/>
    </style:style>
    <style:style style:name="P78" style:parent-style-name="TableContents" style:family="paragraph">
      <style:paragraph-properties fo:margin-top="0in" fo:line-height="100%"/>
      <style:text-properties style:font-name="Consolas" fo:font-size="10pt" style:font-size-asian="10pt" style:font-size-complex="10pt"/>
    </style:style>
    <style:style style:name="P79" style:parent-style-name="TableContents" style:family="paragraph">
      <style:paragraph-properties fo:margin-top="0in" fo:line-height="100%"/>
      <style:text-properties style:font-name="Consolas" fo:font-size="10pt" style:font-size-asian="10pt" style:font-size-complex="10pt"/>
    </style:style>
    <style:style style:name="P80" style:parent-style-name="TableContents" style:family="paragraph">
      <style:paragraph-properties fo:margin-top="0in" fo:line-height="100%"/>
      <style:text-properties style:font-name="Consolas" fo:font-size="10pt" style:font-size-asian="10pt" style:font-size-complex="10pt"/>
    </style:style>
    <style:style style:name="P81" style:parent-style-name="TableContents" style:family="paragraph">
      <style:paragraph-properties fo:margin-top="0in" fo:line-height="100%"/>
      <style:text-properties style:font-name="Consolas" fo:font-size="10pt" style:font-size-asian="10pt" style:font-size-complex="10pt"/>
    </style:style>
    <style:style style:name="P82" style:parent-style-name="TableContents" style:family="paragraph">
      <style:paragraph-properties fo:margin-top="0in" fo:line-height="100%"/>
      <style:text-properties style:font-name="Consolas" fo:font-size="10pt" style:font-size-asian="10pt" style:font-size-complex="10pt"/>
    </style:style>
    <style:style style:name="P83" style:parent-style-name="TableContents" style:family="paragraph">
      <style:paragraph-properties fo:margin-top="0in" fo:line-height="100%"/>
      <style:text-properties style:font-name="Consolas" fo:font-size="10pt" style:font-size-asian="10pt" style:font-size-complex="10pt"/>
    </style:style>
    <style:style style:name="P84" style:parent-style-name="TableContents" style:family="paragraph">
      <style:paragraph-properties fo:margin-top="0in" fo:line-height="100%"/>
      <style:text-properties style:font-name="Consolas" fo:font-size="10pt" style:font-size-asian="10pt" style:font-size-complex="10pt"/>
    </style:style>
    <style:style style:name="P85" style:parent-style-name="TableContents" style:family="paragraph">
      <style:paragraph-properties fo:margin-top="0in" fo:line-height="100%"/>
      <style:text-properties style:font-name="Consolas" fo:font-size="10pt" style:font-size-asian="10pt" style:font-size-complex="10pt"/>
    </style:style>
    <style:style style:name="P86" style:parent-style-name="TableContents" style:family="paragraph">
      <style:paragraph-properties fo:margin-top="0in" fo:line-height="100%"/>
      <style:text-properties style:font-name="Consolas" fo:font-size="10pt" style:font-size-asian="10pt" style:font-size-complex="10pt"/>
    </style:style>
    <style:style style:name="P87" style:parent-style-name="TableContents" style:family="paragraph">
      <style:paragraph-properties fo:margin-top="0in" fo:line-height="100%"/>
      <style:text-properties style:font-name="Consolas" fo:font-size="10pt" style:font-size-asian="10pt" style:font-size-complex="10pt"/>
    </style:style>
    <style:style style:name="P88" style:parent-style-name="TableContents" style:family="paragraph">
      <style:paragraph-properties fo:margin-top="0in" fo:line-height="100%"/>
      <style:text-properties style:font-name="Consolas" fo:font-size="10pt" style:font-size-asian="10pt" style:font-size-complex="10pt"/>
    </style:style>
    <style:style style:name="P89" style:parent-style-name="TableContents" style:family="paragraph">
      <style:paragraph-properties fo:margin-top="0in" fo:line-height="100%"/>
      <style:text-properties style:font-name="Consolas" fo:font-size="10pt" style:font-size-asian="10pt" style:font-size-complex="10pt"/>
    </style:style>
    <style:style style:name="P90" style:parent-style-name="TableContents" style:family="paragraph">
      <style:paragraph-properties fo:margin-top="0in" fo:line-height="100%"/>
      <style:text-properties style:font-name="Consolas" fo:font-size="10pt" style:font-size-asian="10pt" style:font-size-complex="10pt"/>
    </style:style>
    <style:style style:name="P91" style:parent-style-name="TableContents" style:family="paragraph">
      <style:paragraph-properties fo:margin-top="0in" fo:line-height="100%"/>
      <style:text-properties style:font-name="Consolas" fo:font-size="10pt" style:font-size-asian="10pt" style:font-size-complex="10pt"/>
    </style:style>
    <style:style style:name="P92" style:parent-style-name="TableContents" style:family="paragraph">
      <style:paragraph-properties fo:margin-top="0in" fo:line-height="100%"/>
      <style:text-properties style:font-name="Consolas" fo:font-size="10pt" style:font-size-asian="10pt" style:font-size-complex="10pt"/>
    </style:style>
    <style:style style:name="P93" style:parent-style-name="TableContents" style:family="paragraph">
      <style:paragraph-properties fo:margin-top="0in" fo:line-height="100%"/>
      <style:text-properties style:font-name="Consolas" fo:font-size="10pt" style:font-size-asian="10pt" style:font-size-complex="10pt"/>
    </style:style>
    <style:style style:name="P94" style:parent-style-name="TableContents" style:family="paragraph">
      <style:paragraph-properties fo:margin-top="0in" fo:line-height="100%"/>
      <style:text-properties style:font-name="Consolas" fo:font-size="10pt" style:font-size-asian="10pt" style:font-size-complex="10pt"/>
    </style:style>
    <style:style style:name="P95" style:parent-style-name="TableContents" style:family="paragraph">
      <style:paragraph-properties fo:margin-top="0in" fo:line-height="100%"/>
      <style:text-properties style:font-name="Consolas" fo:font-size="10pt" style:font-size-asian="10pt" style:font-size-complex="10pt"/>
    </style:style>
    <style:style style:name="P96" style:parent-style-name="TableContents" style:family="paragraph">
      <style:paragraph-properties fo:margin-top="0in" fo:line-height="100%"/>
      <style:text-properties style:font-name="Consolas" fo:font-size="10pt" style:font-size-asian="10pt" style:font-size-complex="10pt"/>
    </style:style>
    <style:style style:name="P97" style:parent-style-name="TableContents" style:family="paragraph">
      <style:paragraph-properties fo:margin-top="0in" fo:line-height="100%"/>
      <style:text-properties style:font-name="Consolas" fo:font-size="10pt" style:font-size-asian="10pt" style:font-size-complex="10pt"/>
    </style:style>
    <style:style style:name="P98" style:parent-style-name="TableContents" style:family="paragraph">
      <style:paragraph-properties fo:margin-top="0in" fo:line-height="100%"/>
      <style:text-properties style:font-name="Consolas" fo:font-size="10pt" style:font-size-asian="10pt" style:font-size-complex="10pt"/>
    </style:style>
    <style:style style:name="P99" style:parent-style-name="TableContents" style:family="paragraph">
      <style:paragraph-properties fo:margin-top="0in" fo:line-height="100%"/>
      <style:text-properties style:font-name="Consolas" fo:font-size="10pt" style:font-size-asian="10pt" style:font-size-complex="10pt"/>
    </style:style>
    <style:style style:name="P100" style:parent-style-name="Standard" style:family="paragraph">
      <style:paragraph-properties fo:margin-top="0in" fo:line-height="100%"/>
    </style:style>
    <style:style style:name="P101" style:parent-style-name="Standard" style:list-style-name="LFO8" style:family="paragraph">
      <style:paragraph-properties fo:margin-top="0in" fo:line-height="100%"/>
    </style:style>
    <style:style style:name="P102" style:parent-style-name="Standard" style:list-style-name="LFO8" style:family="paragraph">
      <style:paragraph-properties fo:margin-top="0in" fo:line-height="100%"/>
    </style:style>
    <style:style style:name="P103" style:parent-style-name="Standard" style:list-style-name="LFO8" style:family="paragraph">
      <style:paragraph-properties fo:margin-top="0in" fo:line-height="100%"/>
    </style:style>
    <style:style style:name="P104" style:parent-style-name="Standard" style:list-style-name="LFO8" style:family="paragraph">
      <style:paragraph-properties fo:margin-top="0in" fo:line-height="100%"/>
    </style:style>
    <style:style style:name="P105" style:parent-style-name="Standard" style:list-style-name="LFO8" style:family="paragraph">
      <style:paragraph-properties fo:margin-top="0in" fo:line-height="100%"/>
    </style:style>
    <style:style style:name="P106" style:parent-style-name="Standard" style:list-style-name="LFO8" style:family="paragraph">
      <style:paragraph-properties fo:margin-top="0in" fo:line-height="100%"/>
    </style:style>
    <style:style style:name="P107" style:parent-style-name="Standard" style:list-style-name="LFO8" style:family="paragraph">
      <style:paragraph-properties fo:margin-top="0in" fo:line-height="100%"/>
    </style:style>
    <style:style style:name="P108" style:parent-style-name="Standard" style:list-style-name="LFO8" style:family="paragraph">
      <style:paragraph-properties fo:margin-top="0in" fo:line-height="100%"/>
    </style:style>
    <style:style style:name="P109" style:parent-style-name="Standard" style:list-style-name="LFO8" style:family="paragraph">
      <style:paragraph-properties fo:margin-top="0in" fo:line-height="100%"/>
    </style:style>
    <style:style style:name="P110" style:parent-style-name="Standard" style:list-style-name="LFO8" style:family="paragraph">
      <style:paragraph-properties fo:margin-top="0in" fo:line-height="100%"/>
    </style:style>
    <style:style style:name="P111" style:parent-style-name="Standard" style:list-style-name="LFO8" style:family="paragraph">
      <style:paragraph-properties fo:margin-top="0in" fo:line-height="100%"/>
    </style:style>
    <style:style style:name="P112" style:parent-style-name="Standard" style:list-style-name="LFO8" style:family="paragraph">
      <style:paragraph-properties fo:margin-top="0in" fo:line-height="100%"/>
    </style:style>
    <style:style style:name="P113" style:parent-style-name="Standard" style:list-style-name="LFO8" style:family="paragraph">
      <style:paragraph-properties fo:margin-top="0in" fo:line-height="100%"/>
    </style:style>
    <style:style style:name="P114" style:parent-style-name="Standard" style:list-style-name="LFO8" style:family="paragraph">
      <style:paragraph-properties fo:margin-top="0in" fo:line-height="100%"/>
    </style:style>
    <style:style style:name="P115" style:parent-style-name="Normal" style:family="paragraph">
      <style:paragraph-properties fo:break-before="page"/>
    </style:style>
    <style:style style:name="P116" style:parent-style-name="ListParagraph" style:family="paragraph">
      <style:paragraph-properties fo:margin-left="0in">
        <style:tab-stops/>
      </style:paragraph-properties>
    </style:style>
    <style:style style:name="T117" style:parent-style-name="DefaultParagraphFont" style:family="text">
      <style:text-properties style:font-name-asian="Times New Roman"/>
    </style:style>
    <style:style style:name="T118" style:parent-style-name="DefaultParagraphFont" style:family="text">
      <style:text-properties style:font-name-asian="Times New Roman"/>
    </style:style>
    <style:style style:name="T119" style:parent-style-name="DefaultParagraphFont" style:family="text">
      <style:text-properties style:font-name-asian="Times New Roman"/>
    </style:style>
    <style:style style:name="T120" style:parent-style-name="DefaultParagraphFont" style:family="text">
      <style:text-properties style:font-name-asian="Times New Roman"/>
    </style:style>
    <style:style style:name="T121" style:parent-style-name="DefaultParagraphFont" style:family="text">
      <style:text-properties style:font-name="Courier New" style:font-name-asian="Times New Roman"/>
    </style:style>
    <style:style style:name="T122" style:parent-style-name="DefaultParagraphFont" style:family="text">
      <style:text-properties style:font-name-asian="Times New Roman"/>
    </style:style>
    <style:style style:name="T123" style:parent-style-name="DefaultParagraphFont" style:family="text">
      <style:text-properties style:font-name="Courier New" style:font-name-asian="Times New Roman"/>
    </style:style>
    <style:style style:name="T124" style:parent-style-name="DefaultParagraphFont" style:family="text">
      <style:text-properties style:font-name-asian="Times New Roman"/>
    </style:style>
    <style:style style:name="T125" style:parent-style-name="DefaultParagraphFont" style:family="text">
      <style:text-properties style:font-name="Courier New" style:font-name-asian="Times New Roman"/>
    </style:style>
    <style:style style:name="T126" style:parent-style-name="DefaultParagraphFont" style:family="text">
      <style:text-properties style:font-name-asian="Times New Roman"/>
    </style:style>
    <style:style style:name="T127" style:parent-style-name="DefaultParagraphFont" style:family="text">
      <style:text-properties style:font-name="Courier New" style:font-name-asian="Times New Roman"/>
    </style:style>
    <style:style style:name="T128" style:parent-style-name="DefaultParagraphFont" style:family="text">
      <style:text-properties style:font-name-asian="Times New Roman"/>
    </style:style>
    <style:style style:name="T129" style:parent-style-name="DefaultParagraphFont" style:family="text">
      <style:text-properties style:font-name-asian="Times New Roman" style:text-position="super 63.6%"/>
    </style:style>
    <style:style style:name="T130" style:parent-style-name="DefaultParagraphFont" style:family="text">
      <style:text-properties style:font-name-asian="Times New Roman"/>
    </style:style>
    <style:style style:name="T131" style:parent-style-name="DefaultParagraphFont" style:family="text">
      <style:text-properties style:font-name-asian="Times New Roman"/>
    </style:style>
    <style:style style:name="P132" style:parent-style-name="ListParagraph" style:list-style-name="WWNum3" style:family="paragraph"/>
    <style:style style:name="T133" style:parent-style-name="DefaultParagraphFont" style:family="text">
      <style:text-properties style:font-name-asian="Times New Roman" style:language-asian="en" style:country-asian="US"/>
    </style:style>
    <style:style style:name="P134" style:parent-style-name="ListParagraph" style:list-style-name="WWNum3" style:family="paragraph"/>
    <style:style style:name="T135" style:parent-style-name="DefaultParagraphFont" style:family="text">
      <style:text-properties style:font-name-asian="Times New Roman" style:language-asian="en" style:country-asian="US"/>
    </style:style>
    <style:style style:name="P136" style:parent-style-name="ListParagraph" style:list-style-name="WWNum3" style:family="paragraph"/>
    <style:style style:name="T137" style:parent-style-name="DefaultParagraphFont" style:family="text">
      <style:text-properties style:font-name-asian="Times New Roman" style:language-asian="en" style:country-asian="US"/>
    </style:style>
    <style:style style:name="P138" style:parent-style-name="ListParagraph" style:list-style-name="WWNum3" style:family="paragraph"/>
    <style:style style:name="T139" style:parent-style-name="DefaultParagraphFont" style:family="text">
      <style:text-properties style:font-name-asian="Times New Roman" style:language-asian="en" style:country-asian="US"/>
    </style:style>
    <style:style style:name="T140" style:parent-style-name="DefaultParagraphFont" style:family="text">
      <style:text-properties style:font-name-asian="Times New Roman" fo:font-weight="bold" style:font-weight-asian="bold" style:font-weight-complex="bold" style:text-underline-type="single" style:text-underline-style="solid" style:text-underline-width="auto" style:text-underline-mode="continuous"/>
    </style:style>
    <style:style style:name="P141" style:parent-style-name="Standard" style:list-style-name="LFO10" style:family="paragraph"/>
    <style:style style:name="T142" style:parent-style-name="DefaultParagraphFont" style:family="text">
      <style:text-properties style:font-name-asian="Times New Roman"/>
    </style:style>
    <style:style style:name="P143" style:parent-style-name="Standard" style:list-style-name="LFO10" style:family="paragraph"/>
    <style:style style:name="T144" style:parent-style-name="DefaultParagraphFont" style:family="text">
      <style:text-properties style:font-name-asian="Times New Roman"/>
    </style:style>
    <style:style style:name="P145" style:parent-style-name="Standard" style:list-style-name="LFO10" style:family="paragraph"/>
    <style:style style:name="T146" style:parent-style-name="DefaultParagraphFont" style:family="text">
      <style:text-properties style:font-name-asian="Times New Roman"/>
    </style:style>
    <style:style style:name="T147" style:parent-style-name="DefaultParagraphFont" style:family="text">
      <style:text-properties style:font-name-asian="Times New Roman" style:text-position="super 63.6%"/>
    </style:style>
    <style:style style:name="T148" style:parent-style-name="DefaultParagraphFont" style:family="text">
      <style:text-properties style:font-name-asian="Times New Roman"/>
    </style:style>
    <style:style style:name="T149" style:parent-style-name="DefaultParagraphFont" style:family="text">
      <style:text-properties fo:font-size="12pt" style:font-size-asian="12pt" style:font-size-complex="12pt"/>
    </style:style>
  </office:automatic-styles>
  <office:body>
    <office:text text:use-soft-page-breaks="true">
      <text:p text:style-name="P1"><text:span text:style-name="T2">Installeren ontwikkelomgeving HBO-ICT Technische Informatica</text:span><text:line-break/><text:span text:style-name="T3">voor V1OOPC, V2CPSE1</text:span><text:span text:style-name="T4">,</text:span><text:span text:style-name="T5"><text:s/></text:span><text:span text:style-name="T6">V2CPSE2<text:s/></text:span><text:span text:style-name="T7">en<text:s/></text:span><text:span text:style-name="T8">V2THDE</text:span><text:span text:style-name="T9"><text:s/>onder Windows</text:span></text:p>
      <text:p text:style-name="Standard">Dit is een manier voor studenten om in een keer de juiste omgeving te installeren voor de vakken V1OOPC, V2CPSE1 en V2CPSE2 onder Windows. De procedure is redelijk eenvoudig uit te voeren en duurt in totaal ongeveer 15-20 minuten.</text:p>
      <text:p text:style-name="Standard"><text:span text:style-name="T10">Stappen</text:span></text:p>
      <text:p text:style-name="Standard"><text:span text:style-name="T11">Vooraf moet je installeren:</text:span></text:p>
      <text:list text:style-name="WWNum1" text:continue-numbering="true">
        <text:list-item>
          <text:p text:style-name="P12"><text:span text:style-name="T13">Python 3:<text:s/></text:span><text:a xlink:href="https://www.python.org/downloads/release/python-379/" office:target-frame-name="_top" xlink:show="replace"><text:span text:style-name="Internetlink">https://www.python.org/downloads/release/</text:span></text:a></text:p>
        </text:list-item>
      </text:list>
      <text:list text:style-name="WWNum1" text:continue-numbering="true">
        <text:list-item>
          <text:p text:style-name="P14"><text:span text:style-name="T15">7-Zip:<text:s/></text:span><text:a xlink:href="https://www.7-zip.org/" office:target-frame-name="_top" xlink:show="replace"><text:span text:style-name="T16">https://www.7-zip.org/</text:span><text:line-break/></text:a><text:span text:style-name="T17">Gewoon heb je de ‘*.exe’-type van de ‘64-bit Windows x64’ versie nodig.</text:span><text:line-break/><text:span text:style-name="T18">Dit is de versie waarmee de procedure is getest.</text:span></text:p>
        </text:list-item>
        <text:list-item>
          <text:p text:style-name="P19"><text:span text:style-name="T20">Git:<text:s/></text:span><text:a xlink:href="https://git-scm.com/download/win" office:target-frame-name="_top" xlink:show="replace"><text:span text:style-name="T21">https://git-scm.com/download/win</text:span></text:a><text:a xlink:href="https://git-scm.com/download/win" office:target-frame-name="_top" xlink:show="replace"><text:line-break/></text:a><text:span text:style-name="T22">Kies de ‘Standalone Installer’ voor ‘64-bit Git for Windows Setup.’</text:span><text:line-break/><text:span text:style-name="T23">Let op: installeer deze ‘voor alle gebruikers’.</text:span></text:p>
        </text:list-item>
        <text:list-item>
          <text:p text:style-name="P24"><text:span text:style-name="T25">CodeLite:<text:s/></text:span><text:a xlink:href="https://codelite.org/" office:target-frame-name="_top" xlink:show="replace"><text:span text:style-name="T26">https://codelite.org/</text:span></text:a><text:span text:style-name="T27"><text:s text:c="2"/></text:span><text:span text:style-name="T28"><text:line-break/>Waarschijnlijk heb je deze al geïnstalleerd in het vak PPC.</text:span></text:p>
        </text:list-item>
      </text:list>
      <text:p text:style-name="Standard"><text:span text:style-name="T29">Installeer deze programma’s in de standaard directories. Dus geef geen alternatieve locaties aan.</text:span></text:p>
      <text:p text:style-name="Standard">Python moet je in de gewone Windows ‘Command Prompt’ kunnen opstarten.<text:s/><text:line-break/>Als bij het intoetsen van ‘python’ de Windows Store opstart, dan moet je dit uitschakelen:<text:line-break/>h<text:a xlink:href="http://ttps:/stackoverflow.com/questions/58754860/cmd-opens-windows-store-when-i-type-python" office:target-frame-name="_top" xlink:show="replace"><text:span text:style-name="Hyperlink">ttps://stackoverflow.com/questions/58754860/cmd-opens-windows-store-when-i-type-python</text:span></text:a></text:p>
      <text:p text:style-name="Standard"><text:span text:style-name="T30">Als het installatie programma 7-Zip en Git niet in de PATH kan vinden, dan zoekt het op bepaalde standaard plaatsen in de Windows ‘Program Files’ folders en verwacht ze daar ook te vinden.</text:span></text:p>
      <text:p text:style-name="Standard"><text:span text:style-name="T31">Daarna:</text:span></text:p>
      <text:list text:style-name="WWNum2" text:continue-numbering="true">
        <text:list-item>
          <text:p text:style-name="P32"><text:span text:style-name="T33">Maak een folder waar de omgeving in moet komen. Zorg wel dat het een folder is zonder spaties in de naamgeving. Dus “D:\TI_SOFTWARE” gaat goed. Echter “D:\TI SOFTWARE” gaat fout. Dat komt door de spatie tussen de I en de S.</text:span></text:p>
        </text:list-item>
        <text:list-item>
          <text:p text:style-name="P34"><text:span text:style-name="T35">Zet het python programma (InstallSoftware.py) in die folder</text:span></text:p>
        </text:list-item>
        <text:list-item>
          <text:p text:style-name="P36"><text:span text:style-name="T37">Ga met CMD (‘Command Prompt’) naar die folder</text:span></text:p>
        </text:list-item>
        <text:list-item>
          <text:p text:style-name="P38"><text:span text:style-name="T39">Tik in:<text:s/></text:span><text:span text:style-name="T40">python InstallSoftware.py</text:span><text:span text:style-name="T41"><text:s/>&lt;Return&gt;</text:span></text:p>
        </text:list-item>
        <text:list-item>
          <text:p text:style-name="P42"><text:span text:style-name="T43">Neem een bak koffie</text:span></text:p>
        </text:list-item>
        <text:list-item>
          <text:p text:style-name="P44"><text:span text:style-name="T45">Als het programma klaar is zonder fout dan toont het een melding met aan het einde ‘Installation complete.’</text:span></text:p>
        </text:list-item>
        <text:list-item>
          <text:p text:style-name="P46"><text:span text:style-name="T47">Je kan<text:s/></text:span><text:span text:style-name="T48">op de command line<text:s/></text:span><text:span text:style-name="T49">set_env.bat uitvoeren om bepaalde omgevingsvariabelen te zetten</text:span><text:span text:style-name="T50">. Daarna kan je<text:s/></text:span><text:span text:style-name="T51">met<text:s/></text:span><text:span text:style-name="T52">_run</text:span><text:span text:style-name="T53"><text:s/></text:span><text:span text:style-name="T54">in een<text:s/></text:span><text:span text:style-name="T55">project</text:span><text:span text:style-name="T56"><text:s/>map<text:s/></text:span><text:span text:style-name="T57">programma’s bouwen en te runnen.<text:s/></text:span><text:line-break/><text:span text:style-name="T58">Dat<text:s/></text:span><text:span text:style-name="T59">uitvoeren van set_env.bat<text:s/></text:span><text:span text:style-name="T60">moet je altijd na het opstarten van CMD doen.</text:span></text:p>
        </text:list-item>
        <text:list-item>
          <text:p text:style-name="P61"><text:span text:style-name="T62">Je kan de instellingen in set_env.bat ook tot jouw ‘Omgevingsvariabelen’ (Environment Variables) toevoegen. Let op: deze wijziging werkt pas in een nieuwe CMD instantie.</text:span></text:p>
        </text:list-item>
      </text:list>
      <text:soft-page-break/>
      <text:p text:style-name="P63"><text:span text:style-name="T64">En wat heb je dan</text:span></text:p>
      <text:p text:style-name="Standard">In de folder staan een hele meuk bestanden en folders:</text:p>
      <table:table table:style-name="Table65">
        <table:table-columns>
          <table:table-column table:style-name="TableColumn66"/>
        </table:table-columns>
        <table:table-row table:style-name="TableRow67">
          <table:table-cell table:style-name="TableCell68">
            <text:p text:style-name="P69">E:\HU\TI_SW&gt; dir</text:p>
            <text:p text:style-name="P70"><text:s/>Volume in drive E is data-exfat</text:p>
            <text:p text:style-name="P71"><text:s/>Volume Serial Number is 6374-A1C1</text:p>
            <text:p text:style-name="P72"/>
            <text:p text:style-name="P73"><text:s/>Directory of E:\HU\TI_SW</text:p>
            <text:p text:style-name="P74"/>
            <text:p text:style-name="P75">09/12/2022 <text:s/>13:24 <text:s text:c="3"/>&lt;DIR&gt; <text:s text:c="9"/>.</text:p>
            <text:p text:style-name="P76">09/12/2022 <text:s/>13:24 <text:s text:c="3"/>&lt;DIR&gt; <text:s text:c="9"/>..</text:p>
            <text:p text:style-name="P77">09/12/2022 <text:s/>13:27 <text:s text:c="11"/>56.983 Install.log</text:p>
            <text:p text:style-name="P78">09/12/2022 <text:s/>13:24 <text:s text:c="3"/>&lt;DIR&gt; <text:s text:c="9"/>bmptk</text:p>
            <text:p text:style-name="P79">09/12/2022 <text:s/>13:24 <text:s text:c="3"/>&lt;DIR&gt; <text:s text:c="9"/>hwlib</text:p>
            <text:p text:style-name="P80">09/12/2022 <text:s/>13:25 <text:s text:c="3"/>&lt;DIR&gt; <text:s text:c="9"/>rtos</text:p>
            <text:p text:style-name="P81">09/12/2022 <text:s/>13:25 <text:s text:c="3"/>&lt;DIR&gt; <text:s text:c="9"/>v1oopc-examples</text:p>
            <text:p text:style-name="P82">09/12/2022 <text:s/>13:25 <text:s text:c="3"/>&lt;DIR&gt; <text:s text:c="9"/>v2cpse1-examples</text:p>
            <text:p text:style-name="P83">09/12/2022 <text:s/>13:25 <text:s text:c="3"/>&lt;DIR&gt; <text:s text:c="9"/>v2cpse2-examples</text:p>
            <text:p text:style-name="P84">09/12/2022 <text:s/>13:25 <text:s text:c="3"/>&lt;DIR&gt; <text:s text:c="9"/>v2thde-examples</text:p>
            <text:p text:style-name="P85">09/12/2022 <text:s/>13:25 <text:s text:c="3"/>&lt;DIR&gt; <text:s text:c="9"/>Catch2</text:p>
            <text:p text:style-name="P86">09/12/2022 <text:s/>13:25 <text:s text:c="3"/>&lt;DIR&gt; <text:s text:c="9"/>HCT</text:p>
            <text:p text:style-name="P87">09/12/2022 <text:s/>13:25 <text:s text:c="6"/>150.825.950 gcc-arm-none-eabi-9-2019-q4-major-win32.zip</text:p>
            <text:p text:style-name="P88">09/12/2022 <text:s/>13:25 <text:s text:c="3"/>&lt;DIR&gt; <text:s text:c="9"/>gcc-arm-none-eabi-9-2019-q4-major-win32</text:p>
            <text:p text:style-name="P89">09/12/2022 <text:s/>13:26 <text:s text:c="7"/>44.677.667 i686-7.3.0-release-posix-dwarf-rt_v5-rev0.7z</text:p>
            <text:p text:style-name="P90">09/12/2022 <text:s/>13:26 <text:s text:c="3"/>&lt;DIR&gt; <text:s text:c="9"/>i686-7.3.0-release-posix-dwarf-rt_v5-rev0</text:p>
            <text:p text:style-name="P91">09/12/2022 <text:s/>13:27 <text:s text:c="6"/>286.506.601 AVR-Compiler.tar.gz</text:p>
            <text:p text:style-name="P92">26/01/2020 <text:s/>23:17 <text:s text:c="3"/>&lt;DIR&gt; <text:s text:c="9"/>avr-gcc-9.2.0-P0829</text:p>
            <text:p text:style-name="P93">09/12/2022 <text:s/>13:27 <text:s text:c="7"/>16.343.922 SFML-2.5.1-windows-gcc-7.3.0-mingw-32-bit.zip</text:p>
            <text:p text:style-name="P94">15/10/2018 <text:s/>22:43 <text:s text:c="3"/>&lt;DIR&gt; <text:s text:c="9"/>SFML-2.5.1-32</text:p>
            <text:p text:style-name="P95">09/12/2022 <text:s/>13:27 <text:s text:c="15"/>69 set_env.bat</text:p>
            <text:p text:style-name="P96"><text:s text:c="15"/>6 File(s) <text:s text:c="3"/>498.411.192 bytes</text:p>
            <text:p text:style-name="P97"><text:s text:c="14"/>15 Dir(s) <text:s/>262.747.455.488 bytes free</text:p>
            <text:p text:style-name="P98"/>
            <text:p text:style-name="P99">E:\HU\TI_SW&gt;</text:p>
          </table:table-cell>
        </table:table-row>
      </table:table>
      <text:p text:style-name="P100"/>
      <text:list text:style-name="LFO8" text:continue-numbering="true">
        <text:list-item>
          <text:p text:style-name="P101">Install.log – hoe alles is verlopen</text:p>
        </text:list-item>
        <text:list-item>
          <text:p text:style-name="P102">bmptk – Bare Metal Programming Toolkit</text:p>
        </text:list-item>
        <text:list-item>
          <text:p text:style-name="P103">hwlib – Hardware Library (HU eigen, opgezet door Wouter van Ooien)</text:p>
        </text:list-item>
        <text:list-item>
          <text:p text:style-name="P104">rtos – Real Time Operating System ondersteuning</text:p>
        </text:list-item>
        <text:list-item>
          <text:p text:style-name="P105">v1oopc-examples – voorbeeldcode</text:p>
        </text:list-item>
        <text:list-item>
          <text:p text:style-name="P106">v2cpse1-examples – voorbeeldcode</text:p>
        </text:list-item>
        <text:list-item>
          <text:p text:style-name="P107">v2cpse2-examples – voorbeeldcode</text:p>
        </text:list-item>
        <text:list-item>
          <text:p text:style-name="P108">v2thde-examples – voorbeeldcode</text:p>
        </text:list-item>
        <text:list-item>
          <text:p text:style-name="P109">Catch2 – C++ testing framework</text:p>
        </text:list-item>
        <text:list-item>
          <text:p text:style-name="P110">HCT – HWLIB-Cmake-Tools voor CLion’s autocomplete features</text:p>
        </text:list-item>
        <text:list-item>
          <text:p text:style-name="P111">Zip files die gedownload zijn. Je mag deze verwijderen, maar dit hoeft niet.</text:p>
        </text:list-item>
        <text:list-item>
          <text:p text:style-name="P112">Folders met de compilers voor Intel/AMD x86 (Windows), ARM en AVR</text:p>
        </text:list-item>
        <text:list-item>
          <text:p text:style-name="P113">SFML-2.5.1-32 – Simple and Fast Multimedia Library</text:p>
        </text:list-item>
        <text:list-item>
          <text:p text:style-name="P114">set_env.bat – Windows command batch bestand met instellingen voor de omgeving</text:p>
        </text:list-item>
      </text:list>
      <text:p text:style-name="P115"/>
      <text:p text:style-name="P116"><text:span text:style-name="T117">De<text:s/></text:span><text:span text:style-name="T118">ZIP</text:span><text:span text:style-name="T119"><text:s/>files zijn de juiste compilers voor native (i686), Atmel (Arduino DUE (GCC) en de 8 bit Arduino’s (AVR-GCC)) en SFML (graphics).</text:span></text:p>
      <text:p text:style-name="Standard"><text:span text:style-name="T120">Verder zijn er een aantal folders ‘gecloned’ uit de GitHub omgeving. Voor OOPC is de folder<text:s/></text:span><text:span text:style-name="T121">v1oopc-examples</text:span><text:span text:style-name="T122">. De folders<text:s/></text:span><text:span text:style-name="T123">v2cpse1-examples</text:span><text:span text:style-name="T124">,<text:s/></text:span><text:span text:style-name="T125">v2cpse2-examples</text:span><text:span text:style-name="T126"><text:s/>en<text:s/></text:span><text:span text:style-name="T127">v2thde-examples</text:span><text:span text:style-name="T128"><text:s/>komen in het 2</text:span><text:span text:style-name="T129">e</text:span><text:span text:style-name="T130"><text:s/>jaar in Blok A en Blok B aan bod.</text:span></text:p>
      <text:p text:style-name="Standard"><text:span text:style-name="T131">In de respectievelijke folders zijn ook CodeLite workspaces gemaakt zodat je gelijk toegang hebt tot alle voorbeelden en stukken code die je nodig hebt voor de opgaven.</text:span></text:p>
      <text:p text:style-name="Standard">Verder heeft het installatie programma een bestand “Install.log” en “set_env.bat” aangemaakt.<text:s/><text:line-break/>De eerste is een verslag van alle stappen die zijn doorlopen. De tweede is nodig om de omgevingsvariabelen juist op te zetten om bmptk-make en de compilers goed te kunnen gebruiken.</text:p>
      <text:p text:style-name="Standard">Als alles goed blijkt te werken mag Install.log verwijderd worden. Dus wacht ff een paar weken zodat we zeker zijn dat alles naar behoren werkt.</text:p>
      <text:p text:style-name="Standard">De Zip files die gedownload zijn mag je verwijderen maar dat hoeft niet. Bij een herinstallatie van alles pakt het InstallSoftware.py skript deze bestanden als ze er nog staan. Anders gaat het alles opnieuw downloaden.</text:p>
      <text:p text:style-name="Standard">Testen dat alles goed werkt:</text:p>
      <text:list text:style-name="WWNum3" text:continue-numbering="true">
        <text:list-item>
          <text:p text:style-name="P132"><text:span text:style-name="T133">CodeLite opstarten en daar de CodeLite workspace in v1oopc-examples openen.</text:span></text:p>
        </text:list-item>
      </text:list>
      <text:list text:style-name="WWNum3" text:continue-numbering="true">
        <text:list-item>
          <text:p text:style-name="P134"><text:span text:style-name="T135">Daarna naar de folder 00-00-hello gaan en daarop dubbel klikken. Dan build en run. En nu zou hij het moeten doen (drukt Hello op het terminal).</text:span></text:p>
        </text:list-item>
        <text:list-item>
          <text:p text:style-name="P136"><text:span text:style-name="T137">Daarna naar de folder 04-07-rectangle gaan en daarop dubbel klikken. Dan build en run. En nu zou hij het moeten doen (opent een grafisch venster met een rechthoek).</text:span></text:p>
        </text:list-item>
        <text:list-item>
          <text:p text:style-name="P138"><text:span text:style-name="T139">Daarna naar de folder 15-01-Registers-blink gaan en daarop dubbel klikken. Pas bestand Makefile.DUE (die zie je niet in CodeLite) aan voor de juiste COM port van jouw DUE. Dan Build en Run. En nu zou hij het moeten doen</text:span></text:p>
        </text:list-item>
      </text:list>
      <text:p text:style-name="Standard"><text:span text:style-name="T140">Wat als het niet goed is gegaan</text:span></text:p>
      <text:list text:style-name="LFO10" text:continue-numbering="true">
        <text:list-item>
          <text:p text:style-name="P141"><text:span text:style-name="T142">Soms wil het nog wel eens mis gaan met het uitpakken van een van de compilers. De oorzaak is dat in sommige gevallen en onder de root folder nog een folder staat met dezelfde naam en pas daarin weer folders als bin etc. De eenvoudigste oplossing is om dan gewoon alles direct onder de root van die compiler folder te plaatsen.</text:span></text:p>
        </text:list-item>
        <text:list-item>
          <text:p text:style-name="P143"><text:span text:style-name="T144">SFML wil nog wel eens misgaan. De oorzaak is dat soms een van de school scripts wordt aangepast waardoor er gekeken wordt naar SFML-2.5.1 en een andere keer naar SFML-2.5.2-32.</text:span></text:p>
        </text:list-item>
        <text:list-item>
          <text:p text:style-name="P145"><text:span text:style-name="T146">Het is goed om dit een keer mee te maken (we behandelen “make” in het 2</text:span><text:span text:style-name="T147">e</text:span><text:span text:style-name="T148"><text:s/>jaar). Het leert je om een volledige compile opdracht te lezen zonder te schrikken van de eindeloze tekst.</text:span></text:p>
        </text:list-item>
      </text:list>
      <text:p text:style-name="Standard">Bron:<text:s/><text:span text:style-name="T149">Installeren ontwikkelomgeving voor OOPC onder Windows V20220517.docx</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top="0.1944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top="0in" fo:margin-bottom="0.0972in"/>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fo:margin-top="0in" fo:line-height="100%" fo:margin-left="0.5in">
        <style:tab-stops/>
      </style:paragraph-properties>
      <style:text-properties style:font-name-complex="Calibri" style:language-asian="nl" style:country-asian="NL"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Nico Verduin</meta:initial-creator>
    <dc:creator>Hagen Patzke</dc:creator>
    <meta:creation-date>2023-01-10T09:00:00Z</meta:creation-date>
    <dc:date>2023-01-10T09:00:00Z</dc:date>
    <meta:template xlink:href="Normal.dotm" xlink:type="simple"/>
    <meta:editing-cycles>12</meta:editing-cycles>
    <meta:editing-duration>PT0S</meta:editing-duration>
    <meta:user-defined meta:name="AppVersion">16.0000</meta:user-defined>
    <meta:document-statistic meta:page-count="1" meta:paragraph-count="14" meta:word-count="1101" meta:character-count="7367" meta:row-count="52" meta:non-whitespace-character-count="6280"/>
  </office:meta>
</office:document-meta>
</file>